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center" fo:text-indent="0.4902in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</office:automatic-styles>
  <office:body>
    <office:text text:use-soft-page-breaks="true">
      <text:p text:style-name="P1">Factors predicting revenue in<text:s/>steam applications</text:p>
      <text:p text:style-name="P2"/>
      <text:h text:style-name="P3" text:outline-level="1">Abstract</text:h>
      <text:p text:style-name="P4">In this paper we want to find out whether genres and/or developer are a good predictor for the revenue of games.</text:p>
      <text:p text:style-name="P5">We<text:s/>can also find out whether<text:s/>a developer may be successful due to its particular dominant produced genre.<text:s/></text:p>
      <text:p text:style-name="P6">In order to do this we will use a decision tree on different datasets in which the decision tree will receive only isolated features and the price.<text:s/></text:p>
      <text:p text:style-name="P7"/>
      <text:h text:style-name="Heading1" text:outline-level="1">Previous Work</text:h>
      <text:h text:style-name="Heading1" text:outline-level="1">Data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njamin gerritsen</dc:creator>
    <meta:creation-date>2009-04-16T11:32:00Z</meta:creation-date>
    <dc:date>2020-01-09T17:22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1" meta:character-count="447" meta:row-count="3" meta:non-whitespace-character-count="387"/>
  </office:meta>
</office:document-meta>
</file>